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54a" officeooo:paragraph-rsid="0016a54a"/>
    </style:style>
    <style:style style:name="P2" style:family="paragraph" style:parent-style-name="Standard">
      <style:text-properties fo:font-weight="bold" officeooo:rsid="0016a54a" officeooo:paragraph-rsid="0016a54a" style:font-weight-asian="bold" style:font-weight-complex="bold"/>
    </style:style>
    <style:style style:name="P3" style:family="paragraph" style:parent-style-name="Standard">
      <style:text-properties fo:font-weight="bold" officeooo:rsid="001837d7" officeooo:paragraph-rsid="001837d7" style:font-weight-asian="bold" style:font-weight-complex="bold"/>
    </style:style>
    <style:style style:name="P4" style:family="paragraph" style:parent-style-name="Standard">
      <style:text-properties fo:font-weight="bold" officeooo:rsid="001837d7" officeooo:paragraph-rsid="0019126b" style:font-weight-asian="bold" style:font-weight-complex="bold"/>
    </style:style>
    <style:style style:name="P5" style:family="paragraph" style:parent-style-name="Standard">
      <style:text-properties fo:font-weight="normal" officeooo:rsid="0016a54a" officeooo:paragraph-rsid="0016a54a" style:font-weight-asian="normal" style:font-weight-complex="normal"/>
    </style:style>
    <style:style style:name="P6" style:family="paragraph" style:parent-style-name="Standard">
      <style:text-properties fo:font-weight="normal" officeooo:rsid="001799f8" officeooo:paragraph-rsid="001799f8" style:font-weight-asian="normal" style:font-weight-complex="normal"/>
    </style:style>
    <style:style style:name="P7" style:family="paragraph" style:parent-style-name="Standard">
      <style:text-properties fo:font-weight="normal" officeooo:rsid="0017a0c9" officeooo:paragraph-rsid="0017a0c9" style:font-weight-asian="normal" style:font-weight-complex="normal"/>
    </style:style>
    <style:style style:name="P8" style:family="paragraph" style:parent-style-name="Standard">
      <style:text-properties fo:font-weight="normal" officeooo:rsid="001837d7" officeooo:paragraph-rsid="001837d7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9126b" officeooo:paragraph-rsid="0019126b" style:font-weight-asian="normal" style:font-weight-complex="normal"/>
    </style:style>
    <style:style style:name="P10" style:family="paragraph" style:parent-style-name="Standard">
      <style:text-properties fo:font-weight="bold" officeooo:rsid="001837d7" officeooo:paragraph-rsid="001d7129" style:font-weight-asian="bold" style:font-weight-complex="bold"/>
    </style:style>
    <style:style style:name="P11" style:family="paragraph" style:parent-style-name="Standard">
      <style:text-properties officeooo:rsid="0016a54a" officeooo:paragraph-rsid="001d7129"/>
    </style:style>
    <style:style style:name="T1" style:family="text">
      <style:text-properties officeooo:rsid="001799f8"/>
    </style:style>
    <style:style style:name="T2" style:family="text">
      <style:text-properties officeooo:rsid="001837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126b" style:font-weight-asian="normal" style:font-weight-complex="normal"/>
    </style:style>
    <style:style style:name="T5" style:family="text">
      <style:text-properties style:text-position="super 58%" fo:font-weight="normal" officeooo:rsid="0019126b" style:font-weight-asian="normal" style:font-weight-complex="normal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19126b" style:font-weight-asian="normal" style:font-weight-complex="normal"/>
    </style:style>
    <style:style style:name="T8" style:family="text">
      <style:text-properties style:text-position="0% 100%" fo:font-weight="normal" officeooo:rsid="001d7129" style:font-weight-asian="normal" style:font-weight-complex="normal"/>
    </style:style>
    <style:style style:name="T9" style:family="text">
      <style:text-properties style:text-position="0% 100%" fo:font-weight="normal" officeooo:rsid="000bd62d" style:font-weight-asian="normal" style:font-weight-complex="normal"/>
    </style:style>
    <style:style style:name="T10" style:family="text">
      <style:text-properties officeooo:rsid="001a2845"/>
    </style:style>
    <style:style style:name="T11" style:family="text">
      <style:text-properties officeooo:rsid="001be174"/>
    </style:style>
    <style:style style:name="T12" style:family="text">
      <style:text-properties officeooo:rsid="000a8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">Hola y bienvenido a esta nueva lección</text:span>, el día de hoy hablaremos de algunos <text:span text:style-name="T10">conceptos</text:span> que se utilizan y que probablemente hayas escuchado en matemáticas, quiero que tengas en mente que no es importante aprenderse de memoria los nombres, ya que estos pueden ser consultados en cualquier momento a través de internet no hace falta memorizarlos, y de hecho te diré que en aplicaciones en la vida real, es más importante poder manipular las expresiones que saber sus nombres, <text:span text:style-name="T1">así</text:span> que la primera <text:span text:style-name="T1">definición</text:span> que veremos sera “expresiones algebraicas” termino que de hecho ya he utilizado en este curso con anterioridad, y <text:span text:style-name="T1">así</text:span> se le llama a el resultado, de sumar, restar, multiplicar, dividir, elevar a una potencia u obtener una <text:span text:style-name="T1">raíz</text:span> de una colección de variables y constantes, que<text:span text:style-name="T11">da </text:span><text:s/>claro <text:span text:style-name="T11">que</text:span> variables son cosas que <text:s/>cambian y constantes cosas que no, hemos visto ya muchas expresiones algebraicas, pero para que quede claro el concepto, te pongo algunos ejemplos. </text:p>
      <text:p text:style-name="P1"/>
      <text:p text:style-name="P2">ESCRIBIR LOS EJEMPLOS EN UNA DIAPOSITIVA O ALGO PERO <text:span text:style-name="T1">AQUÍ</text:span> ES UN PEDO</text:p>
      <text:p text:style-name="P2"/>
      <text:p text:style-name="P5">Cuando las variables de una expresión se sustituyen por <text:span text:style-name="T1">números</text:span> <text:span text:style-name="T1">específicos</text:span>, entonces a ese numero se le llama valor de la <text:span text:style-name="T1">expresión</text:span> algebraica, por ejemplo <text:span text:style-name="T10">algo</text:span> sencillo 9x/2y, si <text:span text:style-name="T1">sustituyéramos</text:span> los valores de x y y por <text:span text:style-name="T1">números</text:span>, por ejemplo digamos x=2 y=3 nos <text:span text:style-name="T1">quedaría</text:span> 9(2)/2(3) que es igual a 18/6 = 3 por lo tanto el valor de nuestra <text:span text:style-name="T1">expresión</text:span> algebraica es 3, <text:span text:style-name="T1">quiero aclarar algo, quizá te preguntes si en una expresión algebraica se puede sustituir valores al azar, sin tener que resolver ninguna ecuación ni nada, y la verdad es que si, esto dependerá de para que se este utilizando la expresión. Por ejemplo en un videojuego los enemigos pueden tener un ataque más fuerte que otro, y si estuviéramos programando un videojuego y quisiéramos implementar que no todos los ataques hagan el mismo daño utilizaríamos una expresión algebraica para realizar esto, digamos</text:span></text:p>
      <text:p text:style-name="P5"/>
      <text:p text:style-name="P5"><text:tab/><text:tab/><text:tab/><text:tab/><text:tab/><text:tab/><text:span text:style-name="T1">x-y=z </text:span></text:p>
      <text:p text:style-name="P6">donde x sea el daño que hace nuestro ataque, “y” la defensa del enemigo y z el daño final que le haremos al enemigo, bueno puede ser que en nuestro juego pensemos en muchas más factores, y nos quede una expresión más compleja sin embargo <text:span text:style-name="T11">lo</text:span> digo para mostrarte una aplicación real de las matemáticas, de hecho si te interesan los videojuegos, en especial la parte de programación vas a utilizar funciones como esta todo el tiempo aunque seguramente las variables tengan otros nombres como </text:p>
      <text:p text:style-name="P6"><text:tab/><text:tab/><text:tab/><text:tab/><text:tab/>ataqueJugador - defensaEnemigo=daño</text:p>
      <text:p text:style-name="P6">al final las variables pueden tener el nombre que quieras. </text:p>
      <text:p text:style-name="P6"/>
      <text:p text:style-name="P7">Pues bien siguiendo con el tema, el siguiente termino es monomio, un monomio es una expresión algebraica, formada por el producto de un número real, con una o más <text:span text:style-name="T2">variables</text:span>, con exponentes positivos o cero, entiéndanse un número real como un número perteneciente al conjunto de números reales, es decir un entero, una <text:span text:style-name="T2">fracción</text:span> un numero negativo, un irracional como pi, etc, <text:span text:style-name="T2">pues dicho esto a el número se le llama coeficiente, la suma de los exponentes de las letras involucradas se le llama grado, vamos a verlo en una tabla para que sea más sencillo visualizarlo. </text:span></text:p>
      <text:p text:style-name="P7"/>
      <text:p text:style-name="P3">AGREGAR LA TABLA Y EXPLICARLA</text:p>
      <text:p text:style-name="P8"/>
      <text:p text:style-name="P4"><text:span text:style-name="T3">Ahora bien te habrás dado cuenta que -12 es considerado un monomio, esto es algo peculiar pero si te das cuenta debido a que toda constante o variable elevada a la potencia cero es igual a 1, y por el axioma del multiplicador nulo, </text:span><text:span text:style-name="T4">cualquier elemento que se multiplique por uno es igual a ese mismo elemento, así que podríamos decir que -12x</text:span><text:span text:style-name="T5">0</text:span><text:span text:style-name="T7"> es igual a -12 y por lo tanto es un monomio.</text:span></text:p>
      <text:p text:style-name="P9"/>
      <text:p text:style-name="P10"><text:soft-page-break/><text:span text:style-name="T7">Este tema es un poquito extenso así que lo separare en dos clases, la siguiente clase terminaremos de ver estos términos, para no hacer las lecciones tan pesadas.</text:span><text:span text:style-name="T6"> </text:span><text:span text:style-name="T8">Así que </text:span><text:span text:style-name="T9">Aquí termina esta lección y espero verte de nuevo con muchas ganas de seguir aprendiendo, hasta luego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33:56.911000000</meta:creation-date>
    <dc:date>2020-03-22T12:17:44.431000000</dc:date>
    <meta:editing-duration>PT20M47S</meta:editing-duration>
    <meta:editing-cycles>4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11" meta:word-count="640" meta:character-count="3758" meta:non-whitespace-character-count="3111"/>
  </office:meta>
</office:document-meta>
</file>